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8.39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10.396cm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36cm" fo:min-width="10.396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width="0.106cm" svg:stroke-color="#000000" draw:marker-start-width="0.359cm" draw:marker-end-width="0.359cm" draw:fill="none" draw:fill-color="#ffffff" fo:min-height="1.02cm"/>
    </style:style>
    <style:style style:name="gr6" style:family="graphic" style:parent-style-name="standard">
      <style:graphic-properties draw:stroke="dash" draw:stroke-dash="Fine_20_Dashed" svg:stroke-width="0.106cm" svg:stroke-color="#ed1c24" draw:marker-start-width="0.358cm" draw:marker-end-width="0.358cm" draw:fill="none" draw:textarea-horizontal-align="justify" draw:textarea-vertical-align="middle" draw:auto-grow-height="false" fo:min-height="35.714cm" fo:min-width="41.687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ed1c24" draw:fill="none" fo:min-height="1.424cm"/>
    </style:style>
    <style:style style:name="gr8" style:family="graphic" style:parent-style-name="standard">
      <style:graphic-properties draw:stroke="dash" draw:stroke-dash="Fine_20_Dashed" svg:stroke-width="0.106cm" svg:stroke-color="#0066b3" draw:marker-start-width="0.358cm" draw:marker-end-width="0.358cm" draw:fill="none" draw:textarea-horizontal-align="justify" draw:textarea-vertical-align="middle" draw:auto-grow-height="false" fo:min-height="21.744cm" fo:min-width="43.476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66b3" draw:fill="none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3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  <style:text-properties fo:font-size="23pt" fo:font-weight="bold" style:font-size-asian="22pt" style:font-size-complex="22pt"/>
    </style:style>
    <style:style style:name="P4" style:family="paragraph">
      <loext:graphic-properties draw:fill="none"/>
      <style:paragraph-properties fo:text-align="center"/>
      <style:text-properties fo:font-size="23pt"/>
    </style:style>
    <style:style style:name="P5" style:family="paragraph">
      <loext:graphic-properties draw:fill="none" draw:fill-color="#ffffff"/>
      <style:paragraph-properties fo:text-align="center"/>
      <style:text-properties fo:font-size="23pt" fo:font-weight="bold" style:font-size-asian="22pt" style:font-weight-asian="bold" style:font-size-complex="22pt" style:font-weight-complex="bold"/>
    </style:style>
    <style:style style:name="P6" style:family="paragraph">
      <loext:graphic-properties draw:fill="none"/>
      <style:paragraph-properties fo:text-align="center"/>
      <style:text-properties fo:font-size="23pt" fo:font-weight="bold"/>
    </style:style>
    <style:style style:name="P7" style:family="paragraph">
      <loext:graphic-properties draw:fill="none"/>
      <style:paragraph-properties fo:text-align="center"/>
      <style:text-properties fo:color="#ed1c24" fo:font-weight="bold"/>
    </style:style>
    <style:style style:name="P8" style:family="paragraph">
      <loext:graphic-properties draw:fill="none"/>
      <style:paragraph-properties fo:text-align="center"/>
      <style:text-properties fo:color="#0066b3"/>
    </style:style>
    <style:style style:name="T1" style:family="text">
      <style:text-properties fo:font-size="23pt" fo:font-weight="bold" style:font-size-asian="22pt" style:font-weight-asian="bold" style:font-size-complex="22pt" style:font-weight-complex="bold"/>
    </style:style>
    <style:style style:name="T2" style:family="text">
      <style:text-properties fo:font-size="23pt" fo:font-weight="bold" style:font-size-asian="22pt" style:font-size-complex="22pt"/>
    </style:style>
    <style:style style:name="T3" style:family="text">
      <style:text-properties fo:color="#ed1c24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66b3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9cm" svg:height="4cm" svg:x="1.578cm" svg:y="2.025cm">
          <text:p text:style-name="P1"><text:span text:style-name="T1">FT_SlabOptThic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2" draw:id="id2" draw:layer="layout" svg:width="11cm" svg:height="4cm" svg:x="16.664cm" svg:y="7.221cm">
          <text:p text:style-name="P1"><text:span text:style-name="T2">conv_slabthick_surfe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0.578cm" svg:y1="4.025cm" svg:x2="22.164cm" svg:y2="7.221cm" draw:start-shape="id1" draw:start-glue-point="1" draw:end-shape="id2" draw:end-glue-point="0" svg:d="M10578 4025h11586v3196" svg:viewBox="0 0 11587 3197">
          <text:p/>
        </draw:connector>
        <draw:custom-shape draw:style-name="gr2" draw:text-style-name="P3" xml:id="id3" draw:id="id3" draw:layer="layout" svg:width="11cm" svg:height="4cm" svg:x="16.664cm" svg:y="14.296cm">
          <text:p text:style-name="P1"><text:span text:style-name="T2">FT_StartThickCon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22.164cm" svg:y1="11.221cm" svg:x2="22.164cm" svg:y2="14.296cm" draw:start-shape="id2" draw:start-glue-point="2" draw:end-shape="id3" draw:end-glue-point="0" svg:d="M22164 11221v3075" svg:viewBox="0 0 1 3076">
          <text:p/>
        </draw:connector>
        <draw:custom-shape draw:style-name="gr4" draw:text-style-name="P3" xml:id="id8" draw:id="id8" draw:layer="layout" svg:width="11cm" svg:height="3.99cm" svg:x="16.666cm" svg:y="36.237cm">
          <text:p text:style-name="P1"><text:span text:style-name="T2">FT_Surface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" draw:id="id9" draw:layer="layout" svg:width="11cm" svg:height="3.99cm" svg:x="16.666cm" svg:y="43.986cm">
          <text:p text:style-name="P1"><text:span text:style-name="T2">FT_EndThickCon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11cm" svg:height="4cm" svg:x="16.664cm" svg:y="21.332cm">
          <text:p text:style-name="P1"><text:span text:style-name="T2">FT_GenerateSla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22.164cm" svg:y1="18.296cm" svg:x2="22.164cm" svg:y2="21.332cm" draw:start-shape="id3" draw:start-glue-point="2" draw:end-shape="id4" draw:end-glue-point="0" svg:d="M22164 18296v3036" svg:viewBox="0 0 1 3037">
          <text:p/>
        </draw:connector>
        <draw:connector draw:style-name="gr3" draw:text-style-name="P4" draw:layer="layout" draw:type="line" svg:x1="22.164cm" svg:y1="25.332cm" svg:x2="8.405cm" svg:y2="28.701cm" draw:start-shape="id4" draw:start-glue-point="2" draw:end-shape="id5" draw:end-glue-point="0" svg:d="M22164 25332l-13759 3369" svg:viewBox="0 0 13760 3370">
          <text:p/>
        </draw:connector>
        <draw:connector draw:style-name="gr3" draw:text-style-name="P4" draw:layer="layout" draw:type="line" svg:x1="22.164cm" svg:y1="25.332cm" svg:x2="22.166cm" svg:y2="28.701cm" draw:start-shape="id4" draw:start-glue-point="2" draw:end-shape="id6" draw:end-glue-point="0" svg:d="M22164 25332l2 3369" svg:viewBox="0 0 3 3370">
          <text:p/>
        </draw:connector>
        <draw:connector draw:style-name="gr3" draw:text-style-name="P4" draw:layer="layout" draw:type="line" svg:x1="22.164cm" svg:y1="25.332cm" svg:x2="38.123cm" svg:y2="28.701cm" draw:start-shape="id4" draw:start-glue-point="2" draw:end-shape="id7" draw:end-glue-point="0" svg:d="M22164 25332l15959 3369" svg:viewBox="0 0 15960 3370">
          <text:p/>
        </draw:connector>
        <draw:connector draw:style-name="gr3" draw:text-style-name="P4" draw:layer="layout" draw:type="line" svg:x1="8.405cm" svg:y1="32.701cm" svg:x2="22.166cm" svg:y2="36.237cm" draw:start-shape="id5" draw:start-glue-point="2" draw:end-shape="id8" draw:end-glue-point="0" svg:d="M8405 32701l13761 3536" svg:viewBox="0 0 13762 3537">
          <text:p/>
        </draw:connector>
        <draw:connector draw:style-name="gr3" draw:text-style-name="P4" draw:layer="layout" draw:type="line" svg:x1="22.166cm" svg:y1="32.701cm" svg:x2="22.166cm" svg:y2="36.237cm" draw:start-shape="id6" draw:start-glue-point="2" draw:end-shape="id8" draw:end-glue-point="0" svg:d="M22166 32701v3536" svg:viewBox="0 0 1 3537">
          <text:p/>
        </draw:connector>
        <draw:connector draw:style-name="gr3" draw:text-style-name="P4" draw:layer="layout" draw:type="line" svg:x1="38.123cm" svg:y1="32.701cm" svg:x2="22.166cm" svg:y2="36.237cm" draw:start-shape="id7" draw:start-glue-point="2" draw:end-shape="id8" draw:end-glue-point="0" svg:d="M38123 32701l-15957 3536" svg:viewBox="0 0 15958 3537">
          <text:p/>
        </draw:connector>
        <draw:connector draw:style-name="gr3" draw:text-style-name="P4" draw:layer="layout" draw:type="line" svg:x1="22.166cm" svg:y1="40.227cm" svg:x2="22.166cm" svg:y2="43.986cm" draw:start-shape="id8" draw:start-glue-point="2" draw:end-shape="id9" draw:end-glue-point="0" svg:d="M22166 40227v3759" svg:viewBox="0 0 1 3760">
          <text:p/>
        </draw:connector>
        <draw:custom-shape draw:style-name="gr2" draw:text-style-name="P3" xml:id="id5" draw:id="id5" draw:layer="layout" svg:width="11cm" svg:height="4cm" svg:x="2.905cm" svg:y="28.701cm">
          <text:p text:style-name="P1"><text:span text:style-name="T2">FT_RelaxStructure (bul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11cm" svg:height="4cm" svg:x="16.666cm" svg:y="28.701cm">
          <text:p text:style-name="P1"><text:span text:style-name="T2">FT_RelaxStructure (slab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11cm" svg:height="4cm" svg:x="32.623cm" svg:y="28.701cm">
          <text:p text:style-name="P1"><text:span text:style-name="T2">FT_RelaxStructure (slab-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3.048cm" svg:height="1.27cm" svg:x="28.656cm" svg:y="30.066cm">
          <draw:text-box>
            <text:p text:style-name="P1"><text:span text:style-name="T1">…</text:span></text:p>
          </draw:text-box>
        </draw:frame>
        <draw:g>
          <draw:custom-shape draw:style-name="gr6" draw:text-style-name="P6" draw:layer="layout" svg:width="42.291cm" svg:height="36.068cm" svg:x="2.132cm" svg:y="1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154cm" svg:height="1.674cm" svg:x="38.761cm" svg:y="13.065cm">
            <draw:text-box>
              <text:p text:style-name="P1"><text:span text:style-name="T3">SWF</text:span></text:p>
            </draw:text-box>
          </draw:frame>
        </draw:g>
        <draw:g>
          <draw:custom-shape draw:style-name="gr8" draw:text-style-name="P4" draw:layer="layout" svg:width="44.08cm" svg:height="22.098cm" svg:x="1.243cm" svg:y="19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8" draw:layer="layout" svg:width="5.372cm" svg:height="1.673cm" svg:x="39.421cm" svg:y="19.931cm">
            <draw:text-box>
              <text:p text:style-name="P1"><text:span text:style-name="T4">SWF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7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17:22:07.578748340</meta:creation-date>
    <dc:date>2021-02-08T18:23:42.038238146</dc:date>
    <meta:editing-duration>PT1H21M36S</meta:editing-duration>
    <meta:editing-cycles>34</meta:editing-cycles>
    <meta:generator>LibreOffice/6.0.7.3$Linux_X86_64 LibreOffice_project/00m0$Build-3</meta:generator>
    <meta:document-statistic meta:object-count="26"/>
  </office:meta>
</office:document-meta>
</file>